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0a" style:font-name="Calibri" fo:font-size="11pt" style:font-size-asian="11pt" style:font-size-complex="11pt"/>
    </style:style>
    <style:style style:name="P3" style:family="paragraph" style:parent-style-name="Standard" style:list-style-name="L1">
      <style:text-properties fo:color="#00000a" style:font-name="Calibri" fo:font-size="11pt" style:font-size-asian="11pt" style:font-size-complex="11pt"/>
    </style:style>
    <style:style style:name="P4" style:family="paragraph" style:parent-style-name="Standard" style:list-style-name="L1">
      <style:text-properties fo:color="#00000a" style:font-name="Calibri" fo:font-size="11pt" officeooo:rsid="001eb3a1" officeooo:paragraph-rsid="001eb3a1" style:font-size-asian="11pt" style:font-size-complex="11pt"/>
    </style:style>
    <style:style style:name="P5" style:family="paragraph" style:parent-style-name="Standard" style:list-style-name="L2">
      <style:text-properties fo:color="#00000a" style:font-name="Calibri" fo:font-size="11pt" style:font-size-asian="11pt" style:font-size-complex="11pt"/>
    </style:style>
    <style:style style:name="P6" style:family="paragraph" style:parent-style-name="Standard" style:list-style-name="L3">
      <style:text-properties fo:color="#00000a" style:font-name="Calibri" fo:font-size="11pt" style:font-size-asian="11pt" style:font-size-complex="11pt"/>
    </style:style>
    <style:style style:name="P7" style:family="paragraph" style:parent-style-name="Standard" style:list-style-name="L4">
      <style:text-properties fo:color="#00000a" style:font-name="Calibri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afc7"/>
    </style:style>
    <style:style style:name="T3" style:family="text">
      <style:text-properties officeooo:rsid="002297b8"/>
    </style:style>
    <style:style style:name="T4" style:family="text">
      <style:text-properties officeooo:rsid="002300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1">Title:</text:span> Delete Favorite</text:p>
      <text:p text:style-name="P2"/>
      <text:p text:style-name="P2"><text:span text:style-name="T1">Description:</text:span> <text:s/>Allows the User to navigate to the Favorites Screen and remove a Favorite Service.</text:p>
      <text:p text:style-name="P2"/>
      <text:p text:style-name="P1">Pre-conditions:</text:p>
      <text:list xml:id="list5446714267718514033" text:style-name="L1">
        <text:list-item>
          <text:p text:style-name="P3">The App is open and has focus.</text:p>
        </text:list-item>
        <text:list-item>
          <text:p text:style-name="P4">The App is displaying the Favorites Screen.</text:p>
        </text:list-item>
      </text:list>
      <text:p text:style-name="P2"/>
      <text:p text:style-name="P1">Post-conditions:</text:p>
      <text:list xml:id="list6577980239872057341" text:style-name="L2">
        <text:list-item>
          <text:p text:style-name="P5">The App displays the Favorites Screen containing the updated Favorites List Items.</text:p>
        </text:list-item>
      </text:list>
      <text:p text:style-name="P2"/>
      <text:p text:style-name="P1">Actors:</text:p>
      <text:list xml:id="list3211443633414491932" text:style-name="L3">
        <text:list-item>
          <text:p text:style-name="P6">User</text:p>
        </text:list-item>
        <text:list-item>
          <text:p text:style-name="P6">App</text:p>
        </text:list-item>
      </text:list>
      <text:p text:style-name="P2"/>
      <text:p text:style-name="P2"><text:span text:style-name="T1">Main Success Scenario:</text:span> </text:p>
      <text:list xml:id="list5042312605853232383" text:style-name="L4">
        <text:list-item>
          <text:p text:style-name="P7">The User swipes left over a Service List Item on the Favorites Screen.</text:p>
        </text:list-item>
        <text:list-item>
          <text:p text:style-name="P7">The App moves the Service List Item left and displays a Delete Button to the right of the Service List Item.</text:p>
        </text:list-item>
        <text:list-item>
          <text:p text:style-name="P7">The User presses the Delete Button.</text:p>
        </text:list-item>
        <text:list-item>
          <text:p text:style-name="P7">The App finds the Service Data from the Service Database for the selected Service.</text:p>
        </text:list-item>
        <text:list-item>
          <text:p text:style-name="P7">The App sets the Favorites Flag to false.</text:p>
        </text:list-item>
        <text:list-item>
          <text:p text:style-name="P7">The App <text:span text:style-name="T3">queries</text:span> all Service<text:span text:style-name="T3">s </text:span>from the Service Database with a Favorites Flag set to true.</text:p>
        </text:list-item>
        <text:list-item>
          <text:p text:style-name="P7">The App displays the Favorites Screen showing all the User’s Favorite<text:span text:style-name="T4">d</text:span> List Items.</text:p>
        </text:list-item>
      </text:list>
      <text:p text:style-name="P2"/>
      <text:p text:style-name="P1">Alternate Flow 1:</text:p>
      <text:p text:style-name="P2">6A. <text:s text:c="2"/>The User swipes <text:span text:style-name="T2">right</text:span> on the Service List Item <text:span text:style-name="T2">that has been swiped left</text:span>.</text:p>
      <text:p text:style-name="P2">7A. <text:s text:c="2"/>The App removes the Delete Button and moves the Service List Item to its original location on the Favorites Screen.</text:p>
      <text:p text:style-name="P2"/>
      <text:p text:style-name="P1">Alternate Flow 2: </text:p>
      <text:p text:style-name="P2">1A. <text:s text:c="2"/>The App receives an interrupt signal from the operating system and loses focus.</text:p>
      <text:p text:style-name="P2">2A. <text:s text:c="2"/>The App regains focus and resumes at the step where it had lost focu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6-02-09T21:24:08.788000000</dc:date>
    <meta:editing-duration>PT12M17S</meta:editing-duration>
    <meta:editing-cycles>10</meta:editing-cycles>
    <meta:document-statistic meta:table-count="0" meta:image-count="0" meta:object-count="0" meta:page-count="1" meta:paragraph-count="24" meta:word-count="226" meta:character-count="1263" meta:non-whitespace-character-count="1062"/>
  </office:meta>
</office:document-meta>
</file>